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User.sa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eUser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User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User.createConfigur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FileUser.configure( Configuration confi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FileUser.setConfigurationDirectory( File _configurationDire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User.FileUser( ItemManager itemManager , Logger logger , String id , String fullName , String email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User.FileUser( ItemManager itemManager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User.getConfiguration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